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79d6d19" officeooo:paragraph-rsid="079d6d19"/>
    </style:style>
    <style:style style:name="P3" style:family="paragraph" style:parent-style-name="Text_20_body">
      <style:text-properties officeooo:rsid="079effb3" officeooo:paragraph-rsid="079effb3"/>
    </style:style>
    <style:style style:name="P4" style:family="paragraph" style:parent-style-name="Text_20_body">
      <style:text-properties officeooo:rsid="079faace" officeooo:paragraph-rsid="079faace"/>
    </style:style>
    <style:style style:name="P5" style:family="paragraph" style:parent-style-name="Text_20_body">
      <style:text-properties officeooo:rsid="079faace" officeooo:paragraph-rsid="07a15654"/>
    </style:style>
    <style:style style:name="P6" style:family="paragraph" style:parent-style-name="Text_20_body">
      <style:text-properties officeooo:rsid="07a15654" officeooo:paragraph-rsid="07a15654"/>
    </style:style>
    <style:style style:name="P7" style:family="paragraph" style:parent-style-name="Text_20_body">
      <style:text-properties officeooo:rsid="07a2f67e" officeooo:paragraph-rsid="07a2f67e"/>
    </style:style>
    <style:style style:name="P8" style:family="paragraph" style:parent-style-name="Text_20_body">
      <style:text-properties officeooo:rsid="07a2f67e" officeooo:paragraph-rsid="07a40786"/>
    </style:style>
    <style:style style:name="P9" style:family="paragraph" style:parent-style-name="Text_20_body">
      <style:text-properties officeooo:rsid="07a2f67e" officeooo:paragraph-rsid="07cdff6b"/>
    </style:style>
    <style:style style:name="P10" style:family="paragraph" style:parent-style-name="Text_20_body">
      <style:text-properties officeooo:rsid="07b22e3c" officeooo:paragraph-rsid="07b22e3c"/>
    </style:style>
    <style:style style:name="P11" style:family="paragraph" style:parent-style-name="Text_20_body">
      <style:text-properties officeooo:rsid="07b880b2"/>
    </style:style>
    <style:style style:name="P12" style:family="paragraph" style:parent-style-name="Text_20_body">
      <style:text-properties officeooo:paragraph-rsid="07b991a1"/>
    </style:style>
    <style:style style:name="P13" style:family="paragraph" style:parent-style-name="Text_20_body">
      <style:paragraph-properties fo:break-before="page"/>
      <style:text-properties officeooo:rsid="07a15654" officeooo:paragraph-rsid="07a15654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Heading_20_2">
      <style:paragraph-properties fo:break-before="page"/>
      <style:text-properties officeooo:rsid="07b22e3c" officeooo:paragraph-rsid="07b22e3c"/>
    </style:style>
    <style:style style:name="P16" style:family="paragraph" style:parent-style-name="Code">
      <style:text-properties officeooo:rsid="079d6d19" officeooo:paragraph-rsid="079d6d19"/>
    </style:style>
    <style:style style:name="P17" style:family="paragraph" style:parent-style-name="Code">
      <style:text-properties officeooo:rsid="079faace" officeooo:paragraph-rsid="079faace"/>
    </style:style>
    <style:style style:name="P18" style:family="paragraph" style:parent-style-name="Code">
      <style:text-properties officeooo:paragraph-rsid="079faace"/>
    </style:style>
    <style:style style:name="P19" style:family="paragraph" style:parent-style-name="Code">
      <style:text-properties officeooo:rsid="07a15654" officeooo:paragraph-rsid="07a15654"/>
    </style:style>
    <style:style style:name="P20" style:family="paragraph" style:parent-style-name="Code">
      <style:text-properties fo:font-weight="bold" style:font-weight-asian="bold" style:font-weight-complex="bold"/>
    </style:style>
    <style:style style:name="P21" style:family="paragraph" style:parent-style-name="Code">
      <style:text-properties fo:font-weight="bold" officeooo:rsid="07a15654" officeooo:paragraph-rsid="07a15654" style:font-weight-asian="bold" style:font-weight-complex="bold"/>
    </style:style>
    <style:style style:name="P22" style:family="paragraph" style:parent-style-name="Code">
      <style:text-properties officeooo:rsid="07b80125" officeooo:paragraph-rsid="07b80125"/>
    </style:style>
    <style:style style:name="P23" style:family="paragraph" style:parent-style-name="Footnote">
      <style:text-properties officeooo:rsid="079faace" officeooo:paragraph-rsid="079faac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2dc5583" style:font-style-asian="normal" style:font-style-complex="normal"/>
    </style:style>
    <style:style style:name="T3" style:family="text">
      <style:text-properties fo:font-style="normal" officeooo:rsid="079d6d19" style:font-style-asian="normal" style:font-style-complex="normal"/>
    </style:style>
    <style:style style:name="T4" style:family="text">
      <style:text-properties fo:font-style="normal" officeooo:rsid="079effb3" style:font-style-asian="normal" style:font-style-complex="normal"/>
    </style:style>
    <style:style style:name="T5" style:family="text">
      <style:text-properties fo:font-style="normal" officeooo:rsid="079faace" style:font-style-asian="normal" style:font-style-complex="normal"/>
    </style:style>
    <style:style style:name="T6" style:family="text">
      <style:text-properties fo:font-style="normal" officeooo:rsid="07a15654" style:font-style-asian="normal" style:font-style-complex="normal"/>
    </style:style>
    <style:style style:name="T7" style:family="text">
      <style:text-properties fo:font-style="normal" officeooo:rsid="07bd3220" style:font-style-asian="normal" style:font-style-complex="normal"/>
    </style:style>
    <style:style style:name="T8" style:family="text">
      <style:text-properties fo:font-style="normal" officeooo:rsid="07be5210" style:font-style-asian="normal" style:font-style-complex="normal"/>
    </style:style>
    <style:style style:name="T9" style:family="text">
      <style:text-properties fo:font-style="normal" officeooo:rsid="07be7238" style:font-style-asian="normal" style:font-style-complex="normal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79effb3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79faace" style:font-style-asian="normal" style:font-weight-asian="bold" style:font-style-complex="normal" style:font-weight-complex="bold"/>
    </style:style>
    <style:style style:name="T13" style:family="text">
      <style:text-properties fo:font-style="normal" fo:font-weight="normal" officeooo:rsid="079effb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79faace" style:font-style-asian="normal" style:font-weight-asian="normal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7a40786" style:font-weight-asian="bold" style:font-weight-complex="bold"/>
    </style:style>
    <style:style style:name="T17" style:family="text">
      <style:text-properties fo:font-weight="bold" officeooo:rsid="07b880b2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7af18d2" style:font-weight-asian="normal" style:font-weight-complex="normal"/>
    </style:style>
    <style:style style:name="T20" style:family="text">
      <style:text-properties fo:font-weight="normal" officeooo:rsid="07b1289d" style:font-weight-asian="normal" style:font-weight-complex="normal"/>
    </style:style>
    <style:style style:name="T21" style:family="text">
      <style:text-properties fo:font-weight="normal" officeooo:rsid="07b880b2" style:font-weight-asian="normal" style:font-weight-complex="normal"/>
    </style:style>
    <style:style style:name="T22" style:family="text">
      <style:text-properties fo:font-weight="normal" officeooo:rsid="07b9300d" style:font-weight-asian="normal" style:font-weight-complex="normal"/>
    </style:style>
    <style:style style:name="T23" style:family="text">
      <style:text-properties fo:font-weight="normal" officeooo:rsid="07c5f95f" style:font-weight-asian="normal" style:font-weight-complex="normal"/>
    </style:style>
    <style:style style:name="T24" style:family="text">
      <style:text-properties fo:font-weight="normal" officeooo:rsid="07c70e73" style:font-weight-asian="normal" style:font-weight-complex="normal"/>
    </style:style>
    <style:style style:name="T25" style:family="text">
      <style:text-properties fo:font-weight="normal" officeooo:rsid="07cdee6e" style:font-weight-asian="normal" style:font-weight-complex="normal"/>
    </style:style>
    <style:style style:name="T26" style:family="text">
      <style:text-properties officeooo:rsid="079d6d19"/>
    </style:style>
    <style:style style:name="T27" style:family="text">
      <style:text-properties officeooo:rsid="079effb3"/>
    </style:style>
    <style:style style:name="T28" style:family="text">
      <style:text-properties officeooo:rsid="079faace"/>
    </style:style>
    <style:style style:name="T29" style:family="text">
      <style:text-properties style:text-position="super 58%"/>
    </style:style>
    <style:style style:name="T30" style:family="text">
      <style:text-properties style:text-position="super 58%" officeooo:rsid="07a2f67e"/>
    </style:style>
    <style:style style:name="T31" style:family="text">
      <style:text-properties officeooo:rsid="07a2f67e"/>
    </style:style>
    <style:style style:name="T32" style:family="text">
      <style:text-properties officeooo:rsid="07a40786"/>
    </style:style>
    <style:style style:name="T33" style:family="text">
      <style:text-properties officeooo:rsid="07a744ae"/>
    </style:style>
    <style:style style:name="T34" style:family="text">
      <style:text-properties officeooo:rsid="07ab67fc"/>
    </style:style>
    <style:style style:name="T35" style:family="text">
      <style:text-properties officeooo:rsid="07b0a07d"/>
    </style:style>
    <style:style style:name="T36" style:family="text">
      <style:text-properties officeooo:rsid="07b80125"/>
    </style:style>
    <style:style style:name="T37" style:family="text">
      <style:text-properties officeooo:rsid="07bb4072"/>
    </style:style>
    <style:style style:name="T38" style:family="text">
      <style:text-properties officeooo:rsid="07be4663"/>
    </style:style>
    <style:style style:name="T39" style:family="text">
      <style:text-properties officeooo:rsid="07c1645e"/>
    </style:style>
    <style:style style:name="T40" style:family="text">
      <style:text-properties officeooo:rsid="07c2e68d"/>
    </style:style>
    <style:style style:name="T41" style:family="text">
      <style:text-properties officeooo:rsid="07c5b6c3"/>
    </style:style>
    <style:style style:name="T42" style:family="text">
      <style:text-properties officeooo:rsid="07c8566b"/>
    </style:style>
    <style:style style:name="T43" style:family="text">
      <style:text-properties officeooo:rsid="07c8e71d"/>
    </style:style>
    <style:style style:name="T44" style:family="text">
      <style:text-properties officeooo:rsid="07cd90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P</text:span><text:span text:style-name="T1">ython Lesson </text:span><text:span text:style-name="T3">5</text:span></text:h>
      <text:p text:style-name="Text_20_body"><text:span text:style-name="T3"/></text:p>
      <text:p text:style-name="P6"><text:span text:style-name="T3">T</text:span><text:span text:style-name="T1">oday we'll be creating a times table tester game, </text:span><text:span text:style-name="T7">and learning a few things along the way.</text:span></text:p>
      <text:h text:style-name="Heading_20_2" text:outline-level="2">Data type conversion</text:h>
      <text:p text:style-name="P2"><text:span text:style-name="T10">Question 1: </text:span><text:span text:style-name="T1">What will this Python code display? </text:span><text:span text:style-name="T4">What do you need to change to make the program print 10?</text:span></text:p>
      <text:h text:style-name="P16" text:outline-level="1"><text:span text:style-name="T27">five</text:span>="5"</text:h>
      <text:h text:style-name="P16" text:outline-level="1"><text:span text:style-name="T28">ten</text:span>=<text:span text:style-name="T27">five+five</text:span></text:h>
      <text:h text:style-name="Code" text:outline-level="1">print(<text:span text:style-name="T27">ten</text:span>)</text:h>
      <text:p text:style-name="P2"><text:span text:style-name="T1"/></text:p>
      <text:p text:style-name="P2"><text:span text:style-name="T10">Question 2: </text:span><text:span text:style-name="T13">This times table tester function has a bug</text:span><text:span text:style-name="T13"><text:note text:id="ftn0" text:note-class="footnote"><text:note-citation>1</text:note-citation><text:note-body><text:p text:style-name="P23">When using Python 3!</text:p></text:note-body></text:note></text:span><text:span text:style-name="T13">! It always tells you that you have typed the wrong answer.</text:span><text:span text:style-name="T11"> </text:span><text:span text:style-name="T4">W</text:span><text:span text:style-name="T1">hat is the problem? </text:span><text:span text:style-name="T4">Can you fix it?</text:span></text:p>
      <text:h text:style-name="P16" text:outline-level="1">def ask_<text:span text:style-name="T38">question(</text:span>num1, num2):</text:h>
      <text:h text:style-name="Code" text:outline-level="1"><text:s text:c="4"/>print("What is <text:span text:style-name="T26">", num1, "x", num2, "?", sep=""</text:span>)</text:h>
      <text:h text:style-name="Code" text:outline-level="1"><text:s text:c="4"/>answer=input()</text:h>
      <text:h text:style-name="Code" text:outline-level="1"><text:s text:c="4"/>if answer==<text:span text:style-name="T26">num1*num2</text:span>:</text:h>
      <text:h text:style-name="Code" text:outline-level="1"><text:s text:c="8"/>print("Correct!")</text:h>
      <text:h text:style-name="Code" text:outline-level="1"><text:s text:c="8"/><text:span text:style-name="T26">return True</text:span></text:h>
      <text:h text:style-name="Code" text:outline-level="1"><text:s text:c="4"/>else:</text:h>
      <text:h text:style-name="Code" text:outline-level="1"><text:s text:c="8"/>print("Wrong, the answer is", <text:span text:style-name="T26">num1*num2</text:span>)</text:h>
      <text:h text:style-name="Code" text:outline-level="1"><text:s text:c="8"/><text:span text:style-name="T26">return False</text:span></text:h>
      <text:h text:style-name="Code" text:outline-level="1"/>
      <text:h text:style-name="P16" text:outline-level="1">ask_<text:span text:style-name="T38">question</text:span>(6, 9)</text:h>
      <text:p text:style-name="P2"><text:span text:style-name="T1"/></text:p>
      <text:p text:style-name="P3"><text:span text:style-name="T1">Both questions are to do with incorrect data types. </text:span><text:span text:style-name="T9">You need to convert between strings and integers.</text:span></text:p>
      <text:p text:style-name="P3"><text:span text:style-name="T9"/></text:p>
      <text:p text:style-name="P3"><text:span text:style-name="T1">To convert a values to different data types you can use the following functions:</text:span></text:p>
      <text:p text:style-name="P3"><text:span text:style-name="T10">str(value)</text:span><text:span text:style-name="T1"> – converts value (e.g. a number) to a string</text:span></text:p>
      <text:p text:style-name="P3"><text:span text:style-name="T10">int(value) </text:span><text:span text:style-name="T1">– converts value (e.g. a string) to an integer, or raises a </text:span><text:span text:style-name="T10">ValueError</text:span><text:span text:style-name="T1"> if the value cannot be converted. </text:span><text:span text:style-name="T8">For example, </text:span><text:span text:style-name="T1">int("5") returns the number 5 </text:span><text:span text:style-name="T8">but</text:span><text:span text:style-name="T1"> int("X") raises a ValueError. </text:span><text:span text:style-name="T5">This error is called called an </text:span><text:span text:style-name="T12">exception</text:span><text:span text:style-name="T14">, and indicates that something unexpected has happened in your program</text:span><text:span text:style-name="T5">.</text:span></text:p>
      <text:p text:style-name="P3"><text:span text:style-name="T10">float(value) </text:span><text:span text:style-name="T1">– converts a value to a floating point number, or raises a ValueError.</text:span></text:p>
      <text:p text:style-name="P2"><text:span text:style-name="T1"/></text:p>
      <text:h text:style-name="P14" text:outline-level="2"><text:span text:style-name="T5">Exceptions and H</text:span><text:span text:style-name="T1">andling </text:span><text:span text:style-name="T5">Exceptions</text:span><text:span text:style-name="T1"> </text:span></text:h>
      <text:p text:style-name="P4"><text:span text:style-name="T1">As we've seen, if you use the int() function to convert something to an integer that doesn't look like a number, <text:s/>Python will raise a ValueError.</text:span></text:p>
      <text:p text:style-name="P5"><text:span text:style-name="T1">Python has a try/except </text:span><text:span text:style-name="T6">feature</text:span><text:span text:style-name="T1"> which lets you catch exceptions and do something </text:span><text:span text:style-name="T6">useful </text:span><text:span text:style-name="T1">instead of crashing your program! Here is an example </text:span><text:span text:style-name="T6">of catching an exception and printing a friendly error message</text:span><text:span text:style-name="T1">.</text:span></text:p>
      <text:p text:style-name="P5"><text:span text:style-name="T1">If the lines of code in the "try:" block raise a ValueError, then </text:span><text:span text:style-name="T6">the lines of code under the "except ValueError:" will be run immediately. This is called "catching an exception".</text:span></text:p>
      <text:h text:style-name="P17" text:outline-level="1">def input_number():</text:h>
      <text:h text:style-name="P18" text:outline-level="1"><text:s text:c="4"/>while True:</text:h>
      <text:h text:style-name="P18" text:outline-level="1"><text:s text:c="8"/><text:span text:style-name="T28">t</text:span>ry:</text:h>
      <text:h text:style-name="P18" text:outline-level="1"><text:s text:c="12"/><text:span text:style-name="T28">number</text:span>=int(<text:span text:style-name="T28">input("Enter a number: "</text:span>))</text:h>
      <text:h text:style-name="Code" text:outline-level="1"><text:s text:c="12"/>break</text:h>
      <text:h text:style-name="P18" text:outline-level="1"><text:s text:c="8"/>except ValueError:</text:h>
      <text:h text:style-name="P18" text:outline-level="1"><text:span text:style-name="T28"><text:s text:c="12"/>print("Oops! That wasn't a valid number. Try again.")</text:span></text:h>
      <text:h text:style-name="P18" text:outline-level="1"><text:span text:style-name="T28"><text:s text:c="4"/>return number</text:span></text:h>
      <text:h text:style-name="P18" text:outline-level="1"/>
      <text:h text:style-name="P17" text:outline-level="1"># Call input_number</text:h>
      <text:h text:style-name="P17" text:outline-level="1">input_number()</text:h>
      <text:p text:style-name="P2"><text:span text:style-name="T1"/></text:p>
      <text:p text:style-name="P2"><text:span text:style-name="T1"/></text:p>
      <text:h text:style-name="Heading_20_2" text:outline-level="2">Dates and times</text:h>
      <text:p text:style-name="P6">Many computers internally store the current time as a number of seconds or milliseconds since midnight on January 1<text:span text:style-name="T29">st</text:span> 1970 (Greenwich <text:span text:style-name="T39">M</text:span>ean <text:span text:style-name="T39">T</text:span>ime!). This is called the "epoch" – the beginning of time <text:span text:style-name="T40">for computers</text:span>. You can see this <text:span text:style-name="T40">value </text:span>with Python, using the <text:span text:style-name="T15">time</text:span> module.</text:p>
      <text:h text:style-name="P21" text:outline-level="1">import time</text:h>
      <text:h text:style-name="P19" text:outline-level="1"/>
      <text:h text:style-name="P21" text:outline-level="1">print(time.time())</text:h>
      <text:h text:style-name="P19" text:outline-level="1">1467206513.7132623</text:h>
      <text:h text:style-name="P19" text:outline-level="1"/>
      <text:h text:style-name="P19" text:outline-level="1"># wait a few seconds</text:h>
      <text:h text:style-name="P19" text:outline-level="1"/>
      <text:h text:style-name="P21" text:outline-level="1">print(time.time())</text:h>
      <text:h text:style-name="P19" text:outline-level="1">1467206569.2550714</text:h>
      <text:p text:style-name="P6"/>
      <text:p text:style-name="P6"/>
      <text:p text:style-name="P13">You can use this to time how long something has taken. Here's an example program <text:span text:style-name="T31">that calculates the 35</text:span><text:span text:style-name="T30">th</text:span><text:span text:style-name="T31"> number in the Fibonacci sequence (0, 1, 1, 2, 3, 5, 8, 13, ...) and prints how long it took</text:span>:</text:p>
      <text:h text:style-name="Code" text:outline-level="1">import time</text:h>
      <text:h text:style-name="Code" text:outline-level="1"/>
      <text:h text:style-name="Code" text:outline-level="1">def fibonacci(number):</text:h>
      <text:h text:style-name="Code" text:outline-level="1"><text:s text:c="4"/>if number==0:</text:h>
      <text:h text:style-name="Code" text:outline-level="1"><text:s text:c="8"/>return 0</text:h>
      <text:h text:style-name="Code" text:outline-level="1"><text:s text:c="4"/>elif number==1:</text:h>
      <text:h text:style-name="Code" text:outline-level="1"><text:s text:c="8"/>return 1</text:h>
      <text:h text:style-name="Code" text:outline-level="1"><text:s text:c="4"/>else:</text:h>
      <text:h text:style-name="Code" text:outline-level="1"><text:s text:c="8"/>return fibonacci(number-1) + fibonacci(number-2)</text:h>
      <text:h text:style-name="Code" text:outline-level="1"/>
      <text:h text:style-name="P20" text:outline-level="1">start=time.time()</text:h>
      <text:h text:style-name="Code" text:outline-level="1">print(<text:span text:style-name="T32">"The 35th number in the Fibonacci sequence is", </text:span>fibonacci(35))</text:h>
      <text:h text:style-name="P20" text:outline-level="1">end=time.time()</text:h>
      <text:h text:style-name="P20" text:outline-level="1"/>
      <text:h text:style-name="Code" text:outline-level="1">print("<text:span text:style-name="T31">This c</text:span>alculation took", <text:span text:style-name="T15">end-start</text:span>, "seconds")</text:h>
      <text:p text:style-name="P6"/>
      <text:p text:style-name="P7">The variable <text:span text:style-name="T15">start</text:span> is set to the current time before calling the function, and the variable <text:span text:style-name="T15">end</text:span><text:span text:style-name="T18"> is set to the current time after calling the function. We can subtract start from end to see how long the program took to run.</text:span></text:p>
      <text:p text:style-name="P8">You can use time.time() <text:span text:style-name="T41">like this in a game, </text:span>to tell the player how quickly they won!</text:p>
      <text:p text:style-name="P8"><text:span text:style-name="T16">Task: You can add this to the "Escape from Stamford Green" adventure game from last week to tell a player, when they have escaped from the school, how many seconds they took to complete the game.</text:span></text:p>
      <text:p text:style-name="P7"/>
      <text:h text:style-name="Heading_20_3" text:outline-level="3">More Reading:</text:h>
      <text:p text:style-name="P12"/>
      <text:p text:style-name="P12">The <text:span text:style-name="T17">time</text:span><text:span text:style-name="T21"> module has lots of other functionality for printing the current time of day in English formats, etc. You can look at the </text:span><text:span text:style-name="T22">Python </text:span><text:span text:style-name="T21">documentation!</text:span><text:span text:style-name="T23"> </text:span><text:span text:style-name="T24">Use "</text:span><text:span text:style-name="T23">Help → Python Docs</text:span><text:span text:style-name="T24">"</text:span><text:span text:style-name="T23"> from the IDLE menu, </text:span><text:span text:style-name="T24">then search for "time".</text:span></text:p>
      <text:p text:style-name="P12"><text:span text:style-name="T21"/></text:p>
      <text:p text:style-name="P9">Something else that's <text:span text:style-name="T42">a little bit </text:span>fun about this Fibonacci program is that it shows an example of <text:span text:style-name="T15">recursion, </text:span><text:span text:style-name="T19">which means that </text:span><text:span text:style-name="T25">a</text:span> function is calling itself!</text:p>
      <text:p text:style-name="P9">When <text:span text:style-name="T43">running</text:span> fibonnaci(35), the function will <text:span text:style-name="T34">calculate the answer by adding together the previous two numbers in the sequence by calling</text:span> fibonacci(34)+fibonacci(33). <text:span text:style-name="T44">These will in turn repeat, until eventually we reach fibonacci(0) and fibonacci(1).</text:span></text:p>
      <text:p text:style-name="Text_20_body"/>
      <text:p text:style-name="P11"><text:span text:style-name="T21"/></text:p>
      <text:h text:style-name="P15" text:outline-level="2">Times Table Challenge!</text:h>
      <text:p text:style-name="P10">We're going to write a program putting together what we've seen. The program will ask you questions for a times table, and give you a score based on speed <text:span text:style-name="T36">and accuracy</text:span>!</text:p>
      <text:h text:style-name="P22" text:outline-level="1">import random</text:h>
      <text:h text:style-name="P22" text:outline-level="1">import time</text:h>
      <text:h text:style-name="P22" text:outline-level="1"/>
      <text:h text:style-name="P22" text:outline-level="1">def input_number(prompt):</text:h>
      <text:h text:style-name="P22" text:outline-level="1"><text:s text:c="4"/>while True:</text:h>
      <text:h text:style-name="P22" text:outline-level="1"><text:s text:c="8"/>try:</text:h>
      <text:h text:style-name="P22" text:outline-level="1"><text:s text:c="12"/>print(prompt)</text:h>
      <text:h text:style-name="P22" text:outline-level="1"><text:s text:c="12"/>number=int(input("&gt; "))</text:h>
      <text:h text:style-name="P22" text:outline-level="1"><text:s text:c="12"/>break</text:h>
      <text:h text:style-name="P22" text:outline-level="1"><text:s text:c="8"/>except ValueError:</text:h>
      <text:h text:style-name="P22" text:outline-level="1"><text:s text:c="12"/>print("Oops! That wasn't a valid number. Try again.")</text:h>
      <text:h text:style-name="P22" text:outline-level="1"><text:s text:c="4"/>return number</text:h>
      <text:h text:style-name="P22" text:outline-level="1"/>
      <text:h text:style-name="P22" text:outline-level="1">def ask_<text:span text:style-name="T37">question</text:span>(num1, num2):</text:h>
      <text:h text:style-name="P22" text:outline-level="1"><text:s text:c="4"/>answer=input_number("What is " + str(num1) + " x " + str(num2) + "?")</text:h>
      <text:h text:style-name="P22" text:outline-level="1"><text:s text:c="4"/>if answer==num1*num2:</text:h>
      <text:h text:style-name="P22" text:outline-level="1"><text:s text:c="8"/>print("Correct!")</text:h>
      <text:h text:style-name="P22" text:outline-level="1"><text:s text:c="8"/>return True</text:h>
      <text:h text:style-name="P22" text:outline-level="1"><text:s text:c="4"/>else:</text:h>
      <text:h text:style-name="P22" text:outline-level="1"><text:s text:c="8"/>print("Wrong, the answer is", num1*num2)</text:h>
      <text:h text:style-name="P22" text:outline-level="1"><text:s text:c="8"/>return False</text:h>
      <text:h text:style-name="P22" text:outline-level="1"/>
      <text:h text:style-name="P22" text:outline-level="1">def do_times_table_test(table):</text:h>
      <text:h text:style-name="P22" text:outline-level="1"><text:s text:c="4"/>questions=list(range(1, 13))</text:h>
      <text:h text:style-name="P22" text:outline-level="1"><text:s text:c="4"/>random.shuffle(questions)</text:h>
      <text:h text:style-name="P22" text:outline-level="1"/>
      <text:h text:style-name="P22" text:outline-level="1"><text:s text:c="4"/>correct=0</text:h>
      <text:h text:style-name="P22" text:outline-level="1"><text:s text:c="4"/>start_time=time.time()</text:h>
      <text:h text:style-name="P22" text:outline-level="1"/>
      <text:h text:style-name="P22" text:outline-level="1"><text:s text:c="4"/>for question in questions:</text:h>
      <text:h text:style-name="P22" text:outline-level="1"><text:s text:c="8"/>print()</text:h>
      <text:h text:style-name="P22" text:outline-level="1"><text:s text:c="8"/>if ask_<text:span text:style-name="T37">question</text:span>(table, question):</text:h>
      <text:h text:style-name="P22" text:outline-level="1"><text:s text:c="12"/>correct=correct+1</text:h>
      <text:h text:style-name="P22" text:outline-level="1"/>
      <text:h text:style-name="P22" text:outline-level="1"><text:s text:c="4"/>end_time=time.time() <text:s text:c="3"/></text:h>
      <text:h text:style-name="P22" text:outline-level="1"><text:s text:c="4"/>duration=end_time-start_time</text:h>
      <text:h text:style-name="P22" text:outline-level="1"/>
      <text:h text:style-name="P22" text:outline-level="1"><text:s text:c="4"/># Bonus score if you took less than 60 seconds</text:h>
      <text:h text:style-name="P22" text:outline-level="1"><text:s text:c="4"/>if duration&lt;60:</text:h>
      <text:h text:style-name="P22" text:outline-level="1"><text:s text:c="8"/>score_multiplier=1+3*(60-duration)/60</text:h>
      <text:h text:style-name="P22" text:outline-level="1"><text:s text:c="4"/>else:</text:h>
      <text:h text:style-name="P22" text:outline-level="1"><text:s text:c="8"/>score_multiplier=1</text:h>
      <text:h text:style-name="P22" text:outline-level="1"><text:s text:c="4"/>score=correct*score_multiplier</text:h>
      <text:h text:style-name="P22" text:outline-level="1"/>
      <text:h text:style-name="P22" text:outline-level="1"><text:s text:c="4"/>print()</text:h>
      <text:h text:style-name="P22" text:outline-level="1"><text:s text:c="4"/>print("You got", correct, "sums correct in", int(duration), "seconds.")</text:h>
      <text:h text:style-name="P22" text:outline-level="1"><text:s text:c="4"/>print("This means you scored", int(score), "points!")</text:h>
      <text:h text:style-name="P22" text:outline-level="1"><text:s text:c="4"/>print()</text:h>
      <text:h text:style-name="P22" text:outline-level="1"/>
      <text:h text:style-name="P22" text:outline-level="1">while True:</text:h>
      <text:h text:style-name="P22" text:outline-level="1"><text:s text:c="4"/>table=input_number("Which times table do you want to try?")</text:h>
      <text:h text:style-name="P22" text:outline-level="1"><text:s text:c="4"/>do_times_table_test(table)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atin Modern Mono" svg:font-family="'Latin Moder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officeooo:rsid="05c66ac0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default-outline-level="1" style:list-style-name="" style:master-page-name="">
      <loext:graphic-properties draw:fill="solid" draw:fill-color="#dddddd" draw:fill-image-width="0cm" draw:fill-image-height="0cm"/>
      <style:paragraph-properties fo:margin-left="0cm" fo:margin-right="0cm" fo:text-indent="0cm" style:auto-text-indent="false" style:page-number="auto" fo:background-color="#dddddd" fo:padding="0.3cm" fo:border="0.06pt solid #000000" style:shadow="none">
        <style:tab-stops/>
      </style:paragraph-properties>
      <style:text-properties fo:background-color="transparen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5:52:11.044422462</meta:creation-date>
    <dc:date>2016-06-29T15:32:31.734782266</dc:date>
    <meta:editing-duration>P4DT22H18M30S</meta:editing-duration>
    <meta:editing-cycles>1791</meta:editing-cycles>
    <meta:generator>LibreOffice/5.1.3.2$Linux_X86_64 LibreOffice_project/10m0$Build-2</meta:generator>
    <meta:print-date>2016-06-06T10:38:24.300317547</meta:print-date>
    <meta:document-statistic meta:table-count="0" meta:image-count="0" meta:object-count="0" meta:page-count="4" meta:paragraph-count="112" meta:word-count="805" meta:character-count="5626" meta:non-whitespace-character-count="4551"/>
  </office:meta>
</office:document-meta>
</file>